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0.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38.3pt"/>
    </style:style>
    <style:style style:name="co5" style:family="table-column">
      <style:table-column-properties fo:break-before="auto" style:column-width="40.76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156.3pt"/>
    </style:style>
    <style:style style:name="co8" style:family="table-column">
      <style:table-column-properties fo:break-before="auto" style:column-width="23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RE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De vader van de veroordeel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fr</text:p>
          </table:table-cell>
          <table:table-cell office:value-type="string" calcext:value-type="string">
            <text:p>Le père du condamn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The Father of the Convi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schilderij uit 1901 van Jakob Sm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1901 painting by Jakob Sm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3305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+1901-00-00T00:00:00Z/9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Q315759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17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12321255</text:p>
          </table:table-cell>
          <table:table-cell office:value-type="string" calcext:value-type="string">
            <text:p>P518</text:p>
          </table:table-cell>
          <table:table-cell office:value-type="string" calcext:value-type="string">
            <text:p>Q861259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296955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37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Q134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049</text:p>
          </table:table-cell>
          <table:table-cell office:value-type="string" calcext:value-type="string">
            <text:p>90U174728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048</text:p>
          </table:table-cell>
          <table:table-cell office:value-type="string" calcext:value-type="string">
            <text:p>100U174728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</table:table>
      <table:table table:name="props" table:style-name="ta1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instance of</text:p>
          </table:table-cell>
        </table:table-row>
        <table:table-row table:style-name="ro1">
          <table:table-cell office:value-type="string" calcext:value-type="string">
            <text:p>P136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P170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string" calcext:value-type="string">
            <text:p>P186</text:p>
          </table:table-cell>
          <table:table-cell office:value-type="string" calcext:value-type="string">
            <text:p>material used</text:p>
          </table:table-cell>
        </table:table-row>
        <table:table-row table:style-name="ro1">
          <table:table-cell office:value-type="string" calcext:value-type="string">
            <text:p>P195</text:p>
          </table:table-cell>
          <table:table-cell office:value-type="string" calcext:value-type="string">
            <text:p>collection</text:p>
          </table:table-cell>
        </table:table-row>
        <table:table-row table:style-name="ro1">
          <table:table-cell office:value-type="string" calcext:value-type="string">
            <text:p>P217</text:p>
          </table:table-cell>
          <table:table-cell office:value-type="string" calcext:value-type="string">
            <text:p>inventory number</text:p>
          </table:table-cell>
        </table:table-row>
        <table:table-row table:style-name="ro1">
          <table:table-cell office:value-type="string" calcext:value-type="string">
            <text:p>P276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P571</text:p>
          </table:table-cell>
          <table:table-cell office:value-type="string" calcext:value-type="string">
            <text:p>inception</text:p>
          </table:table-cell>
        </table:table-row>
        <table:table-row table:style-name="ro1">
          <table:table-cell office:value-type="string" calcext:value-type="string">
            <text:p>P2048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P2049</text:p>
          </table:table-cell>
          <table:table-cell office:value-type="string" calcext:value-type="string">
            <text:p>width</text:p>
          </table:table-cell>
        </table:table-row>
      </table:table>
      <table:table table:name="macro-painting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m ref url, retrieved, language</text:p>
          </table:table-cell>
          <table:table-cell office:value-type="string" calcext:value-type="string">
            <text:p>\def ref1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span text:style-name="T1">\quote </text:span><text:span text:style-name="T1"><text:a xlink:href="https://www.fine-arts-museum.be/nl/de-collectie/jakob-smits-de-vader-van-de-veroordeelde" xlink:type="simple">https://www.fine-arts-museum.be/nl/de-collectie/jakob-smits-de-vader-van-de-veroordeelde</text:a></text:span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\date 2020-04-2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\quote De vader van de veroordeel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fr</text:p>
          </table:table-cell>
          <table:table-cell office:value-type="string" calcext:value-type="string">
            <text:p>\quote Le père du condamn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\quote The Father of the Convi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\quote schilderij uit 1901 van Jakob Sm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1901 painting by Jakob Sm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stance of pa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3305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cep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\year 1901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reato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Q3157590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ollec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inventory numbe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\quote 3597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\re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rem material used canva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12321255</text:p>
          </table:table-cell>
          <table:table-cell office:value-type="string" calcext:value-type="string">
            <text:p>P518</text:p>
          </table:table-cell>
          <table:table-cell office:value-type="string" calcext:value-type="string">
            <text:p>Q861259</text:p>
          </table:table-cell>
          <table:table-cell office:value-type="string" calcext:value-type="string">
            <text:p>\re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rem material used oil pain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296955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loca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377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genr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Q134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width (cm)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049</text:p>
          </table:table-cell>
          <table:table-cell office:value-type="string" calcext:value-type="string">
            <text:p>90U174728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height (cm)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048</text:p>
          </table:table-cell>
          <table:table-cell office:value-type="string" calcext:value-type="string">
            <text:p>100U174728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</table:table>
      <table:table table:name="macro-monument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m ref url, retrieved, language</text:p>
          </table:table-cell>
          <table:table-cell office:value-type="string" calcext:value-type="string">
            <text:p>\def ref02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\quote <text:a xlink:href="https://020apps.nl/kaart/wederopbouw/Cruquiusweg/102A" xlink:type="simple">https://020apps.nl/kaart/wederopbouw/Cruquiusweg/102A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\date 2020-04-25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office:value-type="string" calcext:value-type="string">
            <text:p>\rem dut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\def refmon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\quote <text:a xlink:href="https://maps.amsterdam.nl/monumenten/?LANG=nl&amp;C=52.368320,4.952163&amp;Z=18&amp;T=1&amp;L=1,2,3,4,5,6,8,9,10,11,12,14,15,16&amp;K=52.3678894,4.9526614" xlink:type="simple">https://maps.amsterdam.nl/monumenten/?LANG=nl&amp;C=52.368320,4.952163&amp;Z=18&amp;T=1&amp;L=1,2,3,4,5,6,8,9,10,11,12,14,15,16&amp;K=52.3678894,4.9526614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\date 2020-04-25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office:value-type="string" calcext:value-type="string">
            <text:p>\rem dut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\quote Fabrieksgebouw Vettewin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\quote Factory building Vettewin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\quote gemeentelijk monument op Cruquiusweg 102 A in Amster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\quote municipal monument located at Cruquiusweg 102 A in Amsterdam, the Netherlan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stance of factory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83405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cep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\year 1958</text:p>
          </table:table-cell>
          <table:table-cell office:value-type="string" calcext:value-type="string">
            <text:p>\ref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ountry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Q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location admi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Q9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loca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15212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heritag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435</text:p>
          </table:table-cell>
          <table:table-cell office:value-type="string" calcext:value-type="string">
            <text:p>Q2650048</text:p>
          </table:table-cell>
          <table:table-cell office:value-type="string" calcext:value-type="string">
            <text:p>P624</text:p>
          </table:table-cell>
          <table:table-cell office:value-type="string" calcext:value-type="string">
            <text:p>Q9899</text:p>
          </table:table-cell>
          <table:table-cell office:value-type="string" calcext:value-type="string">
            <text:p>P580</text:p>
          </table:table-cell>
          <table:table-cell office:value-type="string" calcext:value-type="string">
            <text:p>\date 2012-10-16</text:p>
          </table:table-cell>
          <table:table-cell office:value-type="string" calcext:value-type="string">
            <text:p>P217</text:p>
          </table:table-cell>
          <table:table-cell office:value-type="float" office:value="200650" calcext:value-type="float">
            <text:p>200650</text:p>
          </table:table-cell>
          <table:table-cell office:value-type="string" calcext:value-type="string">
            <text:p>\refm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6:57:54.145511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3:05:37.096773444</meta:creation-date>
    <dc:date>2020-04-25T17:39:10.163337777</dc:date>
    <meta:editing-duration>PT1H38M</meta:editing-duration>
    <meta:editing-cycles>52</meta:editing-cycles>
    <meta:generator>LibreOffice/6.1.3.2$MacOSX_X86_64 LibreOffice_project/86daf60bf00efa86ad547e59e09d6bb77c699acb</meta:generator>
    <meta:document-statistic meta:table-count="4" meta:cell-count="265" meta:object-count="0"/>
    <meta:user-defined meta:name=""/>
  </office:meta>
</office:document-meta>
</file>